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enlo, Monaco, 'Lucida Console', 'Liberation Mono', 'DejaVu Sans Mono', 'Bitstream Vera Sans Mono'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34343" loext:opacity="100%" style:font-name="Consolas" fo:font-size="22pt" fo:letter-spacing="normal" fo:font-style="normal" fo:font-weight="normal" officeooo:rsid="00160801" officeooo:paragraph-rsid="00160801" style:font-size-asian="22pt" style:font-size-complex="22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34343" loext:opacity="100%" style:font-name="Consolas" fo:font-size="22pt" fo:letter-spacing="normal" fo:font-style="normal" fo:font-weight="normal" style:font-size-asian="22pt" style:font-size-complex="22pt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434343" loext:opacity="100%" style:font-name="Consolas" fo:font-size="22pt" fo:letter-spacing="normal" fo:font-style="normal" fo:font-weight="bold" style:font-size-asian="22pt" style:font-weight-asian="bold" style:font-size-complex="2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do apt update</text:p>
      <text:p text:style-name="P1"/>
      <text:p text:style-name="P1">sudo apt upgrade</text:p>
      <text:p text:style-name="P1"/>
      <text:p text:style-name="P2"/>
      <text:p text:style-name="P3">sudo apt install default-jre libreoffice-java-common libreoffice-base libreoffice-base-driver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enlo, Monaco, 'Lucida Console', 'Liberation Mono', 'DejaVu Sans Mono', 'Bitstream Vera Sans Mono'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7T12:29:18.305345334</meta:creation-date>
    <dc:date>2025-01-07T13:19:58.549312388</dc:date>
    <meta:editing-duration>PT1M48S</meta:editing-duration>
    <meta:editing-cycles>1</meta:editing-cycles>
    <meta:document-statistic meta:table-count="0" meta:image-count="0" meta:object-count="0" meta:page-count="1" meta:paragraph-count="3" meta:word-count="13" meta:character-count="125" meta:non-whitespace-character-count="115"/>
    <meta:generator>LibreOffice/7.3.7.2$Linux_X86_64 LibreOffice_project/30$Build-2</meta:generator>
  </office:meta>
</office:document-meta>
</file>